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PlanGui.createClassPath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PlanGui.getMenuCateg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lanGui.configure( TestElement 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PlanGui.modifyTestElement( TestElement pla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Plan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lan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estPlanGui.TestPlan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Plan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PlanGui.createVariable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PlanGui.createPopup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stPlanGui.clear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